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lka5" style:family="table">
      <style:table-properties style:width="26.702cm" table:align="margins"/>
    </style:style>
    <style:style style:name="Tabulka5.A" style:family="table-column">
      <style:table-column-properties style:column-width="4.392cm" style:rel-column-width="10779*"/>
    </style:style>
    <style:style style:name="Tabulka5.B" style:family="table-column">
      <style:table-column-properties style:column-width="2.91cm" style:rel-column-width="7143*"/>
    </style:style>
    <style:style style:name="Tabulka5.C" style:family="table-column">
      <style:table-column-properties style:column-width="5.345cm" style:rel-column-width="13117*"/>
    </style:style>
    <style:style style:name="Tabulka5.D" style:family="table-column">
      <style:table-column-properties style:column-width="14.055cm" style:rel-column-width="34496*"/>
    </style:style>
    <style:style style:name="Tabulka5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ulka5.D1" style:family="table-cell">
      <style:table-cell-properties fo:background-color="#e6e6ff" fo:padding="0.097cm" fo:border="0.002cm solid #000000">
        <style:background-image/>
      </style:table-cell-properties>
    </style:style>
    <style:style style:name="Tabulka5.A2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ulka5.D2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ulka1" style:family="table">
      <style:table-properties style:width="26.702cm" table:align="margins"/>
    </style:style>
    <style:style style:name="Tabulka1.A" style:family="table-column">
      <style:table-column-properties style:column-width="3.353cm" style:rel-column-width="8231*"/>
    </style:style>
    <style:style style:name="Tabulka1.B" style:family="table-column">
      <style:table-column-properties style:column-width="23.349cm" style:rel-column-width="57304*"/>
    </style:style>
    <style:style style:name="Tabulk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1.B1" style:family="table-cell">
      <style:table-cell-properties fo:padding="0.097cm" fo:border="0.002cm solid #000000"/>
    </style:style>
    <style:style style:name="Tabulka1.A2" style:family="table-cell">
      <style:table-cell-properties fo:padding="0.097cm" fo:border-left="0.002cm solid #000000" fo:border-right="none" fo:border-top="none" fo:border-bottom="0.002cm solid #000000"/>
    </style:style>
    <style:style style:name="Tabulk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2" style:family="table">
      <style:table-properties style:width="26.702cm" fo:break-before="page" table:align="margins"/>
    </style:style>
    <style:style style:name="Tabulka2.A" style:family="table-column">
      <style:table-column-properties style:column-width="3.353cm" style:rel-column-width="8231*"/>
    </style:style>
    <style:style style:name="Tabulka2.B" style:family="table-column">
      <style:table-column-properties style:column-width="23.349cm" style:rel-column-width="57304*"/>
    </style:style>
    <style:style style:name="Tabulk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2.B1" style:family="table-cell">
      <style:table-cell-properties fo:padding="0.097cm" fo:border="0.002cm solid #000000"/>
    </style:style>
    <style:style style:name="Tabulka2.A2" style:family="table-cell">
      <style:table-cell-properties fo:padding="0.097cm" fo:border-left="0.002cm solid #000000" fo:border-right="none" fo:border-top="none" fo:border-bottom="0.002cm solid #000000"/>
    </style:style>
    <style:style style:name="Tabulk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3" style:family="table">
      <style:table-properties style:width="26.702cm" fo:break-before="page" table:align="margins"/>
    </style:style>
    <style:style style:name="Tabulka3.A" style:family="table-column">
      <style:table-column-properties style:column-width="3.353cm" style:rel-column-width="8231*"/>
    </style:style>
    <style:style style:name="Tabulka3.B" style:family="table-column">
      <style:table-column-properties style:column-width="23.349cm" style:rel-column-width="57304*"/>
    </style:style>
    <style:style style:name="Tabulk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3.B1" style:family="table-cell">
      <style:table-cell-properties fo:padding="0.097cm" fo:border="0.002cm solid #000000"/>
    </style:style>
    <style:style style:name="Tabulka3.A2" style:family="table-cell">
      <style:table-cell-properties fo:padding="0.097cm" fo:border-left="0.002cm solid #000000" fo:border-right="none" fo:border-top="none" fo:border-bottom="0.002cm solid #000000"/>
    </style:style>
    <style:style style:name="Tabulk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6" style:family="table">
      <style:table-properties style:width="26.702cm" table:align="margins"/>
    </style:style>
    <style:style style:name="Tabulka6.A" style:family="table-column">
      <style:table-column-properties style:column-width="18.336cm" style:rel-column-width="45001*"/>
    </style:style>
    <style:style style:name="Tabulka6.B" style:family="table-column">
      <style:table-column-properties style:column-width="2.364cm" style:rel-column-width="5802*"/>
    </style:style>
    <style:style style:name="Tabulka6.C" style:family="table-column">
      <style:table-column-properties style:column-width="2.639cm" style:rel-column-width="6477*"/>
    </style:style>
    <style:style style:name="Tabulka6.D" style:family="table-column">
      <style:table-column-properties style:column-width="3.364cm" style:rel-column-width="8255*"/>
    </style:style>
    <style:style style:name="Tabulka6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ulka6.D1" style:family="table-cell">
      <style:table-cell-properties fo:background-color="#ffffcc" fo:padding="0.097cm" fo:border="0.002cm solid #000000">
        <style:background-image/>
      </style:table-cell-properties>
    </style:style>
    <style:style style:name="Tabulka6.A2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ulka6.D2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" style:family="table">
      <style:table-properties style:width="26.702cm" table:align="margins"/>
    </style:style>
    <style:style style:name="Table2.A" style:family="table-column">
      <style:table-column-properties style:column-width="2.538cm" style:rel-column-width="6229*"/>
    </style:style>
    <style:style style:name="Table2.B" style:family="table-column">
      <style:table-column-properties style:column-width="1.402cm" style:rel-column-width="3441*"/>
    </style:style>
    <style:style style:name="Table2.C" style:family="table-column">
      <style:table-column-properties style:column-width="1.455cm" style:rel-column-width="3571*"/>
    </style:style>
    <style:style style:name="Table2.D" style:family="table-column">
      <style:table-column-properties style:column-width="1.51cm" style:rel-column-width="3705*"/>
    </style:style>
    <style:style style:name="Table2.E" style:family="table-column">
      <style:table-column-properties style:column-width="2.221cm" style:rel-column-width="5450*"/>
    </style:style>
    <style:style style:name="Table2.F" style:family="table-column">
      <style:table-column-properties style:column-width="2.402cm" style:rel-column-width="5896*"/>
    </style:style>
    <style:style style:name="Table2.G" style:family="table-column">
      <style:table-column-properties style:column-width="2.542cm" style:rel-column-width="6238*"/>
    </style:style>
    <style:style style:name="Table2.H" style:family="table-column">
      <style:table-column-properties style:column-width="12.633cm" style:rel-column-width="31005*"/>
    </style:style>
    <style:style style:name="Table2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H1" style:family="table-cell">
      <style:table-cell-properties fo:background-color="#e6e6ff" fo:padding="0.097cm" fo:border="0.002cm solid #000000">
        <style:background-image/>
      </style:table-cell-properties>
    </style:style>
    <style:style style:name="Table2.2" style:family="table-row">
      <style:table-row-properties style:min-row-height="0.711cm"/>
    </style:style>
    <style:style style:name="Table2.A2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le2.H2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.7" style:family="table-row">
      <style:table-row-properties style:min-row-height="0.758cm"/>
    </style:style>
    <style:style style:name="Tabulka4" style:family="table">
      <style:table-properties style:width="26.702cm" table:align="margins"/>
    </style:style>
    <style:style style:name="Tabulka4.A" style:family="table-column">
      <style:table-column-properties style:column-width="2.593cm" style:rel-column-width="6363*"/>
    </style:style>
    <style:style style:name="Tabulka4.B" style:family="table-column">
      <style:table-column-properties style:column-width="1.535cm" style:rel-column-width="3766*"/>
    </style:style>
    <style:style style:name="Tabulka4.C" style:family="table-column">
      <style:table-column-properties style:column-width="1.482cm" style:rel-column-width="3636*"/>
    </style:style>
    <style:style style:name="Tabulka4.D" style:family="table-column">
      <style:table-column-properties style:column-width="2.831cm" style:rel-column-width="6948*"/>
    </style:style>
    <style:style style:name="Tabulka4.E" style:family="table-column">
      <style:table-column-properties style:column-width="2.487cm" style:rel-column-width="6104*"/>
    </style:style>
    <style:style style:name="Tabulka4.F" style:family="table-column">
      <style:table-column-properties style:column-width="2.725cm" style:rel-column-width="6688*"/>
    </style:style>
    <style:style style:name="Tabulka4.G" style:family="table-column">
      <style:table-column-properties style:column-width="3.704cm" style:rel-column-width="9091*"/>
    </style:style>
    <style:style style:name="Tabulka4.H" style:family="table-column">
      <style:table-column-properties style:column-width="2.672cm" style:rel-column-width="6558*"/>
    </style:style>
    <style:style style:name="Tabulka4.I" style:family="table-column">
      <style:table-column-properties style:column-width="4.763cm" style:rel-column-width="11688*"/>
    </style:style>
    <style:style style:name="Tabulka4.J" style:family="table-column">
      <style:table-column-properties style:column-width="1.912cm" style:rel-column-width="4693*"/>
    </style:style>
    <style:style style:name="Tabulka4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ulka4.J1" style:family="table-cell">
      <style:table-cell-properties fo:background-color="#e6e6ff" fo:padding="0.097cm" fo:border="0.002cm solid #000000">
        <style:background-image/>
      </style:table-cell-properties>
    </style:style>
    <style:style style:name="Tabulka4.2" style:family="table-row">
      <style:table-row-properties style:min-row-height="0.711cm"/>
    </style:style>
    <style:style style:name="Tabulka4.A2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ulka4.C2" style:family="table-cell" style:data-style-name="N0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ulka4.J2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ulka4.7" style:family="table-row">
      <style:table-row-properties style:min-row-height="0.758cm"/>
    </style:style>
    <style:style style:name="P1" style:family="paragraph" style:parent-style-name="Standard">
      <style:paragraph-properties fo:line-height="120%" style:shadow="none"/>
      <style:text-properties fo:color="#00ae00" style:font-name="Arial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2" style:family="paragraph" style:parent-style-name="Standard">
      <style:paragraph-properties fo:line-height="120%" style:shadow="none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Standard">
      <style:paragraph-properties fo:line-height="120%" style:shadow="non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line-height="120%" style:shadow="none"/>
      <style:text-properties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line-height="100%" style:shadow="none"/>
      <style:text-properties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paragraph-properties fo:line-height="100%" style:shadow="none"/>
      <style:text-properties style:use-window-font-color="true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line-height="120%" style:shadow="none"/>
      <style:text-properties style:use-window-font-color="true"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Standard">
      <style:paragraph-properties fo:line-height="120%" style:shadow="none"/>
      <style:text-properties fo:color="#000000"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line-height="100%" fo:text-align="start" style:justify-single-word="false" style:shadow="none"/>
      <style:text-properties fo:color="#000000" style:font-name="Arial" fo:font-size="10pt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Standard">
      <style:paragraph-properties fo:line-height="120%" style:shadow="none"/>
      <style:text-properties fo:color="#000000" style:font-name="Arial" fo:font-size="10pt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Standard">
      <style:paragraph-properties fo:line-height="120%" style:shadow="none"/>
      <style:text-properties fo:color="#280099" style:font-name="Arial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Table_20_Contents">
      <style:paragraph-properties fo:line-height="120%" fo:text-align="start" style:justify-single-word="false" style:shadow="none"/>
      <style:text-properties fo:color="#000000"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able_20_Contents">
      <style:paragraph-properties fo:line-height="120%" style:shadow="none"/>
      <style:text-properties style:use-window-font-color="true" style:font-name="ArialMT" fo:font-size="10pt" fo:font-style="italic" fo:font-weight="normal" style:font-name-asian="ArialMT" style:font-size-asian="10pt" style:font-style-asian="italic" style:font-weight-asian="normal" style:font-name-complex="ArialMT" style:font-size-complex="10pt" style:font-style-complex="italic" style:font-weight-complex="normal"/>
    </style:style>
    <style:style style:name="P14" style:family="paragraph" style:parent-style-name="Table_20_Contents">
      <style:text-properties style:font-name="Arial"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6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fo:background-color="transparent" style:font-size-asian="10pt" style:font-size-complex="10pt"/>
    </style:style>
    <style:style style:name="P20" style:family="paragraph" style:parent-style-name="Table_20_Contents">
      <style:text-properties style:font-name="Arial" fo:font-size="10pt" fo:font-style="italic" fo:background-color="transparent" style:font-size-asian="10pt" style:font-style-asian="italic" style:font-size-complex="10pt" style:font-style-complex="italic"/>
    </style:style>
    <style:style style:name="P21" style:family="paragraph" style:parent-style-name="Table_20_Contents">
      <style:text-properties style:font-name="Arial" fo:font-size="10pt" fo:font-style="normal" fo:background-color="transparent" style:font-size-asian="10pt" style:font-style-asian="normal" style:font-size-complex="10pt" style:font-style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font-style="normal" fo:background-color="transparent" style:font-size-asian="10pt" style:font-style-asian="normal" style:font-size-complex="10pt" style:font-style-complex="normal"/>
    </style:style>
    <style:style style:name="P23" style:family="paragraph" style:parent-style-name="Table_20_Contents">
      <style:text-properties style:font-name="ArialMT" fo:font-size="10pt" style:font-name-asian="ArialMT" style:font-size-asian="10pt" style:font-name-complex="ArialM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ArialMT" fo:font-size="10pt" style:font-name-asian="ArialMT" style:font-size-asian="10pt" style:font-name-complex="ArialM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MT" fo:font-size="10pt" fo:font-weight="bold" style:font-name-asian="ArialMT" style:font-size-asian="10pt" style:font-weight-asian="bold" style:font-name-complex="ArialMT" style:font-size-complex="10pt" style:font-weight-complex="bold"/>
    </style:style>
    <style:style style:name="P26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line-height="100%" fo:text-align="center" style:justify-single-word="false"/>
      <style:text-properties style:font-name="Arial" fo:font-size="10pt" fo:background-color="transparent" style:font-size-asian="10pt" style:font-size-complex="10pt"/>
    </style:style>
    <style:style style:name="P28" style:family="paragraph" style:parent-style-name="Standard">
      <style:paragraph-properties fo:line-height="100%"/>
      <style:text-properties style:font-name="Arial" fo:font-size="10pt" fo:font-weight="bold" style:font-size-asian="10pt" style:font-weight-asian="bold" style:font-size-complex="10pt" style:font-weight-complex="bold"/>
    </style:style>
    <style:style style:name="P29" style:family="paragraph" style:parent-style-name="Standard">
      <style:paragraph-properties fo:line-height="100%"/>
      <style:text-properties fo:color="#0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text-properties fo:color="#000000" style:font-name="Arial" fo:font-size="10pt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P31" style:family="paragraph" style:parent-style-name="Standard">
      <style:paragraph-properties fo:line-height="100%"/>
      <style:text-properties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paragraph-properties fo:line-height="100%"/>
      <style:text-properties fo:color="#280099" style:font-name="Arial" fo:font-size="10pt" fo:font-weight="bold" style:font-size-asian="10pt" style:font-weight-asian="bold" style:font-size-complex="10pt" style:font-weight-complex="bold"/>
    </style:style>
    <style:style style:name="P33" style:family="paragraph" style:parent-style-name="Standard">
      <style:paragraph-properties fo:line-height="100%" fo:break-before="page"/>
      <style:text-properties fo:color="#280099" style:font-name="Arial" fo:font-size="14pt" fo:font-weight="bold" style:font-size-asian="14pt" style:font-weight-asian="bold" style:font-size-complex="14pt" style:font-weight-complex="bold"/>
    </style:style>
    <style:style style:name="P34" style:family="paragraph" style:parent-style-name="Standard">
      <style:paragraph-properties fo:line-height="100%" fo:break-before="page"/>
      <style:text-properties style:font-name="Arial" fo:font-size="10pt" style:font-size-asian="10pt" style:font-size-complex="10pt"/>
    </style:style>
    <style:style style:name="P35" style:family="paragraph" style:parent-style-name="Standard">
      <style:paragraph-properties fo:line-height="100%" fo:break-befor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P36" style:family="paragraph" style:parent-style-name="Standard">
      <style:paragraph-properties fo:line-height="100%" fo:text-align="start" style:justify-single-word="false" fo:break-before="page" style:shadow="none"/>
      <style:text-properties fo:color="#000000" style:font-name="Arial" fo:font-size="10pt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Standard">
      <style:paragraph-properties fo:line-height="120%" fo:break-before="page" style:shadow="none"/>
      <style:text-properties fo:color="#280099" style:font-name="Arial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Table_20_Contents">
      <style:paragraph-properties fo:text-align="center" style:justify-single-word="false" fo:background-color="#e6e6ff"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39" style:family="paragraph" style:parent-style-name="Standard" style:list-style-name="L1">
      <style:paragraph-properties fo:line-height="120%" style:shadow="none"/>
      <style:text-properties style:font-name="Arial" fo:font-size="10pt" style:font-size-asian="10pt" style:font-size-complex="10pt"/>
    </style:style>
    <style:style style:name="P40" style:family="paragraph" style:parent-style-name="Standard" style:list-style-name="L2">
      <style:paragraph-properties fo:line-height="120%" style:shadow="none"/>
      <style:text-properties style:font-name="Arial" fo:font-size="10pt" style:font-size-asian="10pt" style:font-size-complex="10pt"/>
    </style:style>
    <style:style style:name="P41" style:family="paragraph" style:parent-style-name="Standard" style:list-style-name="L3">
      <style:paragraph-properties fo:line-height="120%" style:shadow="none"/>
      <style:text-properties style:font-name="Arial" fo:font-size="10pt" style:font-size-asian="10pt" style:font-size-complex="10pt"/>
    </style:style>
    <style:style style:name="P42" style:family="paragraph" style:parent-style-name="Standard" style:list-style-name="L3">
      <style:paragraph-properties fo:line-height="120%" fo:text-align="start" style:justify-single-word="false" style:shadow="none"/>
      <style:text-properties style:font-name="Arial" fo:font-size="10pt" style:font-size-asian="10pt" style:font-size-complex="10pt"/>
    </style:style>
    <style:style style:name="P43" style:family="paragraph" style:parent-style-name="Standard" style:list-style-name="L1">
      <style:paragraph-properties fo:line-height="120%" style:shadow="none"/>
      <style:text-properties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Standard" style:list-style-name="L2">
      <style:paragraph-properties fo:line-height="120%" style:shadow="none"/>
      <style:text-properties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Standard" style:list-style-name="L2">
      <style:paragraph-properties fo:line-height="120%" style:shadow="none"/>
    </style:style>
    <style:style style:name="P46" style:family="paragraph" style:parent-style-name="Standard" style:list-style-name="L3">
      <style:paragraph-properties fo:line-height="120%" style:shadow="none"/>
      <style:text-properties fo:color="#000000"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Table_20_Contents" style:list-style-name="L3">
      <style:paragraph-properties fo:line-height="120%" fo:text-align="start" style:justify-single-word="false" style:shadow="none"/>
      <style:text-properties style:font-name="Arial" fo:font-size="10pt" style:font-size-asian="10pt" style:font-size-complex="10pt"/>
    </style:style>
    <style:style style:name="T1" style:family="text">
      <style:text-properties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font-name="Arial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style:font-name="Arial"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color="#000000" fo:font-style="normal" fo:font-weight="normal" fo:background-color="transparent" style:font-style-asian="normal" style:font-weight-asian="normal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ecifikace testů – Funkce záložek</text:p>
      <text:p text:style-name="P13">Identifikace: <text:span text:style-name="T10">ts_A-funkce-zalozek</text:span></text:p>
      <text:p text:style-name="P11"/>
      <text:p text:style-name="P11">1. Revize dokumentu</text:p>
      <text:p text:style-name="P11"/>
      <table:table table:name="Tabulka5" table:style-name="Tabulka5">
        <table:table-column table:style-name="Tabulka5.A"/>
        <table:table-column table:style-name="Tabulka5.B"/>
        <table:table-column table:style-name="Tabulka5.C"/>
        <table:table-column table:style-name="Tabulka5.D"/>
        <table:table-row>
          <table:table-cell table:style-name="Tabulka5.A1" office:value-type="string">
            <text:p text:style-name="P25">Datum poslední úpravy</text:p>
          </table:table-cell>
          <table:table-cell table:style-name="Tabulka5.A1" office:value-type="string">
            <text:p text:style-name="P17">Aktuální verze</text:p>
          </table:table-cell>
          <table:table-cell table:style-name="Tabulka5.A1" office:value-type="string">
            <text:p text:style-name="P16">Úpravu provedl</text:p>
          </table:table-cell>
          <table:table-cell table:style-name="Tabulka5.D1" office:value-type="string">
            <text:p text:style-name="P16">Druh úpravy</text:p>
          </table:table-cell>
        </table:table-row>
        <table:table-row>
          <table:table-cell table:style-name="Tabulka5.A2" office:value-type="string">
            <text:p text:style-name="P24">2011-08-30</text:p>
          </table:table-cell>
          <table:table-cell table:style-name="Tabulka5.A2" office:value-type="string">
            <text:p text:style-name="P15">1.0</text:p>
          </table:table-cell>
          <table:table-cell table:style-name="Tabulka5.A2" office:value-type="string">
            <text:p text:style-name="P14">Břetislav Mazoch, učo 325233</text:p>
          </table:table-cell>
          <table:table-cell table:style-name="Tabulka5.D2" office:value-type="string">
            <text:p text:style-name="P14">Vytvoření dokumentu</text:p>
          </table:table-cell>
        </table:table-row>
        <table:table-row>
          <table:table-cell table:style-name="Tabulka5.A2" office:value-type="string">
            <text:p text:style-name="P24"/>
          </table:table-cell>
          <table:table-cell table:style-name="Tabulka5.A2" office:value-type="string">
            <text:p text:style-name="P15"/>
          </table:table-cell>
          <table:table-cell table:style-name="Tabulka5.A2" office:value-type="string">
            <text:p text:style-name="P14"/>
          </table:table-cell>
          <table:table-cell table:style-name="Tabulka5.D2" office:value-type="string">
            <text:p text:style-name="P14"/>
          </table:table-cell>
        </table:table-row>
        <table:table-row>
          <table:table-cell table:style-name="Tabulka5.A2" office:value-type="string">
            <text:p text:style-name="P24"/>
          </table:table-cell>
          <table:table-cell table:style-name="Tabulka5.A2" office:value-type="string">
            <text:p text:style-name="P15"/>
          </table:table-cell>
          <table:table-cell table:style-name="Tabulka5.A2" office:value-type="string">
            <text:p text:style-name="P14"/>
          </table:table-cell>
          <table:table-cell table:style-name="Tabulka5.D2" office:value-type="string">
            <text:p text:style-name="P14"/>
          </table:table-cell>
        </table:table-row>
        <table:table-row>
          <table:table-cell table:style-name="Tabulka5.A2" office:value-type="string">
            <text:p text:style-name="P24"/>
          </table:table-cell>
          <table:table-cell table:style-name="Tabulka5.A2" office:value-type="string">
            <text:p text:style-name="P15"/>
          </table:table-cell>
          <table:table-cell table:style-name="Tabulka5.A2" office:value-type="string">
            <text:p text:style-name="P14"/>
          </table:table-cell>
          <table:table-cell table:style-name="Tabulka5.D2" office:value-type="string">
            <text:p text:style-name="P14"/>
          </table:table-cell>
        </table:table-row>
        <table:table-row>
          <table:table-cell table:style-name="Tabulka5.A2" office:value-type="string">
            <text:p text:style-name="P24"/>
          </table:table-cell>
          <table:table-cell table:style-name="Tabulka5.A2" office:value-type="string">
            <text:p text:style-name="P15"/>
          </table:table-cell>
          <table:table-cell table:style-name="Tabulka5.A2" office:value-type="string">
            <text:p text:style-name="P14"/>
          </table:table-cell>
          <table:table-cell table:style-name="Tabulka5.D2" office:value-type="string">
            <text:p text:style-name="P14"/>
          </table:table-cell>
        </table:table-row>
      </table:table>
      <text:p text:style-name="P4"/>
      <text:p text:style-name="P37">2. Návrh testů</text:p>
      <text:p text:style-name="P6"/>
      <text:p text:style-name="P6">Případy užití:</text:p>
      <text:p text:style-name="P6"/>
      <table:table table:name="Tabulka1" table:style-name="Tabulka1">
        <table:table-column table:style-name="Tabulka1.A"/>
        <table:table-column table:style-name="Tabulka1.B"/>
        <table:table-row>
          <table:table-cell table:style-name="Tabulka1.A1" office:value-type="string">
            <text:p text:style-name="P23">Use case ID</text:p>
          </table:table-cell>
          <table:table-cell table:style-name="Tabulka1.B1" office:value-type="string">
            <text:p text:style-name="P14">A01</text:p>
          </table:table-cell>
        </table:table-row>
        <table:table-row>
          <table:table-cell table:style-name="Tabulka1.A2" office:value-type="string">
            <text:p text:style-name="P23">Primary actor</text:p>
          </table:table-cell>
          <table:table-cell table:style-name="Tabulka1.B2" office:value-type="string">
            <text:p text:style-name="P14">Uživatel (návštěvník agendy)</text:p>
          </table:table-cell>
        </table:table-row>
        <table:table-row>
          <table:table-cell table:style-name="Tabulka1.A2" office:value-type="string">
            <text:p text:style-name="P23">Secondary actor</text:p>
          </table:table-cell>
          <table:table-cell table:style-name="Tabulka1.B2" office:value-type="string">
            <text:p text:style-name="P14">Osoba v IS MU</text:p>
          </table:table-cell>
        </table:table-row>
        <table:table-row>
          <table:table-cell table:style-name="Tabulka1.A2" office:value-type="string">
            <text:p text:style-name="P23">Brief description</text:p>
          </table:table-cell>
          <table:table-cell table:style-name="Tabulka1.B2" office:value-type="string">
            <text:p text:style-name="P16">UCA01 – PROCHÁZENÍ ZÁLOŽKAMI POMOCÍ ODKAZU</text:p>
          </table:table-cell>
        </table:table-row>
        <table:table-row>
          <table:table-cell table:style-name="Tabulka1.A2" office:value-type="string">
            <text:p text:style-name="P23">Preconditions</text:p>
          </table:table-cell>
          <table:table-cell table:style-name="Tabulka1.B2" office:value-type="string">
            <text:p text:style-name="P14">osoba má dostupné profilé záložky</text:p>
          </table:table-cell>
        </table:table-row>
        <table:table-row>
          <table:table-cell table:style-name="Tabulka1.A2" office:value-type="string">
            <text:p text:style-name="P23">Post-conditions</text:p>
          </table:table-cell>
          <table:table-cell table:style-name="Tabulka1.B2" office:value-type="string">
            <text:p text:style-name="P14">-</text:p>
          </table:table-cell>
        </table:table-row>
        <table:table-row>
          <table:table-cell table:style-name="Tabulka1.A2" office:value-type="string">
            <text:p text:style-name="P23">Flow of events</text:p>
          </table:table-cell>
          <table:table-cell table:style-name="Tabulka1.B2" office:value-type="string">
            <text:p text:style-name="P2">Basic flow</text:p>
            <text:list xml:id="list41455991" text:style-name="L1">
              <text:list-item>
                <text:p text:style-name="P39">uživatel zadá adresu profilové stránky osoby v IS MU</text:p>
              </text:list-item>
              <text:list-item>
                <text:p text:style-name="P39">systém zobrazí danou profilovou stránku</text:p>
              </text:list-item>
              <text:list-item>
                <text:p text:style-name="P39">DO</text:p>
                <text:list>
                  <text:list-item>
                    <text:p text:style-name="P39"><text:s/>uživatel zvolí určitou záložku pomocí kliknutí na odkaz</text:p>
                  </text:list-item>
                  <text:list-item>
                    <text:p text:style-name="P43"><text:s/>systém aktivuje vybranou záložku, všechny ostatní jsou dále neaktivní</text:p>
                  </text:list-item>
                  <text:list-item>
                    <text:p text:style-name="P43"><text:s/>systém zobrazí informace relevantní k vybrané záložce </text:p>
                  </text:list-item>
                </text:list>
              </text:list-item>
              <text:list-item>
                <text:p text:style-name="P43">UNTIL neexistuje nenavštívená záložka</text:p>
              </text:list-item>
            </text:list>
          </table:table-cell>
        </table:table-row>
        <table:table-row>
          <table:table-cell table:style-name="Tabulka1.A2" office:value-type="string">
            <text:p text:style-name="P23"><text:span text:style-name="T5">Alternate</text:span> flows</text:p>
          </table:table-cell>
          <table:table-cell table:style-name="Tabulka1.B2" office:value-type="string">
            <text:p text:style-name="P4">-</text:p>
          </table:table-cell>
        </table:table-row>
      </table:table>
      <text:p text:style-name="P4"/>
      <text:p text:style-name="P4"/>
      <table:table table:name="Tabulka2" table:style-name="Tabulka2">
        <table:table-column table:style-name="Tabulka2.A"/>
        <table:table-column table:style-name="Tabulka2.B"/>
        <table:table-row>
          <table:table-cell table:style-name="Tabulka2.A1" office:value-type="string">
            <text:p text:style-name="P23">Use case ID</text:p>
          </table:table-cell>
          <table:table-cell table:style-name="Tabulka2.B1" office:value-type="string">
            <text:p text:style-name="P14">A02</text:p>
          </table:table-cell>
        </table:table-row>
        <table:table-row>
          <table:table-cell table:style-name="Tabulka2.A2" office:value-type="string">
            <text:p text:style-name="P23">Primary actor</text:p>
          </table:table-cell>
          <table:table-cell table:style-name="Tabulka2.B2" office:value-type="string">
            <text:p text:style-name="P14">Uživatel (návštěvník agendy)</text:p>
          </table:table-cell>
        </table:table-row>
        <table:table-row>
          <table:table-cell table:style-name="Tabulka2.A2" office:value-type="string">
            <text:p text:style-name="P23">Secondary actor</text:p>
          </table:table-cell>
          <table:table-cell table:style-name="Tabulka2.B2" office:value-type="string">
            <text:p text:style-name="P14">Osoba v IS MU</text:p>
          </table:table-cell>
        </table:table-row>
        <table:table-row>
          <table:table-cell table:style-name="Tabulka2.A2" office:value-type="string">
            <text:p text:style-name="P23">Brief description</text:p>
          </table:table-cell>
          <table:table-cell table:style-name="Tabulka2.B2" office:value-type="string">
            <text:p text:style-name="P14"><text:span text:style-name="T6">UCA02 – </text:span><text:span text:style-name="T2">PROCHÁZENÍ ZÁLOŽKAMI ZMĚNOU URL ADRESY</text:span></text:p>
          </table:table-cell>
        </table:table-row>
        <table:table-row>
          <table:table-cell table:style-name="Tabulka2.A2" office:value-type="string">
            <text:p text:style-name="P23">Preconditions</text:p>
          </table:table-cell>
          <table:table-cell table:style-name="Tabulka2.B2" office:value-type="string">
            <text:p text:style-name="P14">osoba má dostupné profilé záložky</text:p>
          </table:table-cell>
        </table:table-row>
        <table:table-row>
          <table:table-cell table:style-name="Tabulka2.A2" office:value-type="string">
            <text:p text:style-name="P23">Post-conditions</text:p>
          </table:table-cell>
          <table:table-cell table:style-name="Tabulka2.B2" office:value-type="string">
            <text:p text:style-name="P14">-</text:p>
          </table:table-cell>
        </table:table-row>
        <table:table-row>
          <table:table-cell table:style-name="Tabulka2.A2" office:value-type="string">
            <text:p text:style-name="P23">Flow of events</text:p>
          </table:table-cell>
          <table:table-cell table:style-name="Tabulka2.B2" office:value-type="string">
            <text:p text:style-name="P7">Basic flow</text:p>
            <text:list xml:id="list41537050" text:continue-list="list41455991" text:style-name="L1">
              <text:list-item text:start-value="1">
                <text:p text:style-name="P39">uživatel zadá adresu profilové stránky osoby v IS MU</text:p>
              </text:list-item>
              <text:list-item>
                <text:p text:style-name="P39">systém zobrazí danou profilovou stránku</text:p>
              </text:list-item>
              <text:list-item>
                <text:p text:style-name="P39">DO </text:p>
                <text:list>
                  <text:list-item>
                    <text:p text:style-name="P39"><text:s/>uživatel zvolí určitou záložku pomocí změny url adresy</text:p>
                  </text:list-item>
                  <text:list-item>
                    <text:p text:style-name="P43"><text:s/>systém aktivuje vybranou záložku, všechny ostatní jsou dále neaktivní</text:p>
                  </text:list-item>
                  <text:list-item>
                    <text:p text:style-name="P43"><text:s/>systém zobrazí informace relevantní k vybrané záložce </text:p>
                  </text:list-item>
                </text:list>
              </text:list-item>
              <text:list-item>
                <text:p text:style-name="P43">UNTIL neexistuje nenavštívená záložka</text:p>
              </text:list-item>
            </text:list>
          </table:table-cell>
        </table:table-row>
        <table:table-row>
          <table:table-cell table:style-name="Tabulka2.A2" office:value-type="string">
            <text:p text:style-name="P23"><text:span text:style-name="T5">Alternate</text:span> flows</text:p>
          </table:table-cell>
          <table:table-cell table:style-name="Tabulka2.B2" office:value-type="string">
            <text:p text:style-name="P7">Alternate flow 01 – nesprávný tvar (pouze znaky abecedy)</text:p>
            <text:list xml:id="list41448295" text:style-name="L2">
              <text:list-item>
                <text:p text:style-name="P44">Basic fllow po bod 2.</text:p>
              </text:list-item>
              <text:list-item>
                <text:p text:style-name="P40">uživatel zadá změnou url adresy nesprávný tvar složený pouze ze znaků abecedy</text:p>
              </text:list-item>
              <text:list-item>
                <text:p text:style-name="P45"><text:span text:style-name="T4">systém aktivuje přednostně nastavenou záložku profilu, </text:span><text:span text:style-name="T1">všechny ostatní jsou dále neaktivní </text:span><text:span text:style-name="T4">a </text:span><text:span text:style-name="T1">UC</text:span><text:span text:style-name="T4"> se tímto ukončí</text:span></text:p>
              </text:list-item>
            </text:list>
            <text:p text:style-name="P7"/>
            <text:p text:style-name="P7">Alternate flow 02 – nesprávný tvar (pouze čísla)</text:p>
            <text:list xml:id="list41520707" text:continue-numbering="true" text:style-name="L2">
              <text:list-item>
                <text:p text:style-name="P44">Basic fllow po bod 2.</text:p>
              </text:list-item>
              <text:list-item>
                <text:p text:style-name="P40">uživatel zadá změnou url adresy nesprávný tvar složený pouze z čísla</text:p>
              </text:list-item>
              <text:list-item>
                <text:p text:style-name="P45"><text:span text:style-name="T4">systém aktivuje přednostně nastavenou záložku profilu, </text:span><text:span text:style-name="T1">všechny ostatní jsou dále neaktivní </text:span><text:span text:style-name="T4">a </text:span><text:span text:style-name="T1">UC</text:span><text:span text:style-name="T4"> se tímto ukončí</text:span></text:p>
              </text:list-item>
            </text:list>
            <text:p text:style-name="P7"/>
            <text:p text:style-name="P7">Alternate flow 03 – nesprávný tvar (kombinace normálních a speciálních znaků)</text:p>
            <text:list xml:id="list41506847" text:continue-numbering="true" text:style-name="L2">
              <text:list-item>
                <text:p text:style-name="P44">Basic fllow po bod 2.</text:p>
              </text:list-item>
              <text:list-item>
                <text:p text:style-name="P40">uživatel zadá změnou url adresy nesprávný tvar složený pouze z normálních a speciálních znaků</text:p>
              </text:list-item>
              <text:list-item>
                <text:p text:style-name="P45"><text:span text:style-name="T1">systém aktivuje přednostně nastavenou záložku profilu, všechny ostatní jsou dále neaktivní a </text:span><text:span text:style-name="T1">UC</text:span><text:span text:style-name="T1"> se tímto ukončí</text:span></text:p>
              </text:list-item>
            </text:list>
            <text:p text:style-name="P7"/>
            <text:p text:style-name="P7">Alternate flow 04 – správný tvar, ale neexistující záložka pro danou profilovou stránku</text:p>
            <text:list xml:id="list41514119" text:continue-numbering="true" text:style-name="L2">
              <text:list-item>
                <text:p text:style-name="P44">Basic fllow po bod 2.</text:p>
              </text:list-item>
              <text:list-item>
                <text:p text:style-name="P40">uživatel zadá změnou url adresy správný tvar, ale konrétní záložka pro daný profil neexistuje</text:p>
              </text:list-item>
              <text:list-item>
                <text:p text:style-name="P44">systém aktivuje přednostně nastavenou záložku profilu, všechny ostatní jsou dále neaktivní a UC se tímto ukončí</text:p>
              </text:list-item>
            </text:list>
          </table:table-cell>
        </table:table-row>
      </table:table>
      <table:table table:name="Tabulka3" table:style-name="Tabulka3">
        <table:table-column table:style-name="Tabulka3.A"/>
        <table:table-column table:style-name="Tabulka3.B"/>
        <table:table-row>
          <table:table-cell table:style-name="Tabulka3.A1" office:value-type="string">
            <text:p text:style-name="P23">Use case ID</text:p>
          </table:table-cell>
          <table:table-cell table:style-name="Tabulka3.B1" office:value-type="string">
            <text:p text:style-name="P14">A03</text:p>
          </table:table-cell>
        </table:table-row>
        <table:table-row>
          <table:table-cell table:style-name="Tabulka3.A2" office:value-type="string">
            <text:p text:style-name="P23">Primary actor</text:p>
          </table:table-cell>
          <table:table-cell table:style-name="Tabulka3.B2" office:value-type="string">
            <text:p text:style-name="P14">Uživatel (návštěvník agendy)</text:p>
          </table:table-cell>
        </table:table-row>
        <table:table-row>
          <table:table-cell table:style-name="Tabulka3.A2" office:value-type="string">
            <text:p text:style-name="P23">Secondary actor</text:p>
          </table:table-cell>
          <table:table-cell table:style-name="Tabulka3.B2" office:value-type="string">
            <text:p text:style-name="P14">Osoba v IS MU</text:p>
          </table:table-cell>
        </table:table-row>
        <table:table-row>
          <table:table-cell table:style-name="Tabulka3.A2" office:value-type="string">
            <text:p text:style-name="P23">Brief description</text:p>
          </table:table-cell>
          <table:table-cell table:style-name="Tabulka3.B2" office:value-type="string">
            <text:p text:style-name="P14"><text:span text:style-name="T6">UCA03 – </text:span><text:span text:style-name="T2">ZUŽENÍ INFORMACÍ NA JEDNU ZÁLOŽKU</text:span></text:p>
          </table:table-cell>
        </table:table-row>
        <table:table-row>
          <table:table-cell table:style-name="Tabulka3.A2" office:value-type="string">
            <text:p text:style-name="P23">Preconditions</text:p>
          </table:table-cell>
          <table:table-cell table:style-name="Tabulka3.B2" office:value-type="string">
            <text:p text:style-name="P14">osoba má dostupné profilé záložky</text:p>
          </table:table-cell>
        </table:table-row>
        <table:table-row>
          <table:table-cell table:style-name="Tabulka3.A2" office:value-type="string">
            <text:p text:style-name="P23">Post-conditions</text:p>
          </table:table-cell>
          <table:table-cell table:style-name="Tabulka3.B2" office:value-type="string">
            <text:p text:style-name="P14">-</text:p>
          </table:table-cell>
        </table:table-row>
        <table:table-row>
          <table:table-cell table:style-name="Tabulka3.A2" office:value-type="string">
            <text:p text:style-name="P23">Flow of events</text:p>
          </table:table-cell>
          <table:table-cell table:style-name="Tabulka3.B2" office:value-type="string">
            <text:p text:style-name="P2">Basic flow</text:p>
            <text:list xml:id="list41526929" text:continue-list="list41537050" text:style-name="L1">
              <text:list-item text:start-value="1">
                <text:p text:style-name="P39">uživatel zadá adresu profilové stránky osoby v IS MU</text:p>
              </text:list-item>
              <text:list-item>
                <text:p text:style-name="P39">systém zobrazí danou profilovou stránku</text:p>
              </text:list-item>
              <text:list-item>
                <text:p text:style-name="P39">DO </text:p>
                <text:list>
                  <text:list-item>
                    <text:p text:style-name="P39"><text:s/>uživatel zvolí záložku zobrazení informací ze všech záložek pomocí kliknutí na odkaz</text:p>
                  </text:list-item>
                  <text:list-item>
                    <text:p text:style-name="P39"><text:s/>uživatel zvolí určitou záložku pomocí <text:span text:style-name="T3">kliknutí na odkaz, který je k tomu určený</text:span></text:p>
                  </text:list-item>
                  <text:list-item>
                    <text:p text:style-name="P43"><text:s/>systém aktivuje vybranou záložku, všechny ostatní jsou dále neaktivní</text:p>
                  </text:list-item>
                  <text:list-item>
                    <text:p text:style-name="P43"><text:s/>systém zobrazí informace relevantní k vybrané záložce</text:p>
                  </text:list-item>
                </text:list>
              </text:list-item>
              <text:list-item>
                <text:p text:style-name="P43">UNTIL neexistuje nenavštívená záložka</text:p>
              </text:list-item>
            </text:list>
          </table:table-cell>
        </table:table-row>
        <table:table-row>
          <table:table-cell table:style-name="Tabulka3.A2" office:value-type="string">
            <text:p text:style-name="P23"><text:span text:style-name="T5">Alternate</text:span> flows</text:p>
          </table:table-cell>
          <table:table-cell table:style-name="Tabulka3.B2" office:value-type="string">
            <text:p text:style-name="P4">-</text:p>
          </table:table-cell>
        </table:table-row>
      </table:table>
      <text:p text:style-name="P4"/>
      <text:p text:style-name="P31"/>
      <text:p text:style-name="P28"/>
      <text:p text:style-name="P35">Sestavení a pojmenování scénářů:</text:p>
      <text:p text:style-name="P28"/>
      <table:table table:name="Tabulka6" table:style-name="Tabulka6">
        <table:table-column table:style-name="Tabulka6.A"/>
        <table:table-column table:style-name="Tabulka6.B"/>
        <table:table-column table:style-name="Tabulka6.C"/>
        <table:table-column table:style-name="Tabulka6.D"/>
        <table:table-row>
          <table:table-cell table:style-name="Tabulka6.A1" office:value-type="string">
            <text:p text:style-name="P26"><text:span text:style-name="T6">Scénař 1.1 </text:span>– procházení záložkami pomocí odkazu</text:p>
          </table:table-cell>
          <table:table-cell table:style-name="Tabulka6.A1" office:value-type="string">
            <text:p text:style-name="P26">UCA01 </text:p>
          </table:table-cell>
          <table:table-cell table:style-name="Tabulka6.A1" office:value-type="string">
            <text:p text:style-name="P26">Basic flow</text:p>
          </table:table-cell>
          <table:table-cell table:style-name="Tabulka6.D1" office:value-type="string">
            <text:p text:style-name="P14"/>
          </table:table-cell>
        </table:table-row>
        <table:table-row>
          <table:table-cell table:style-name="Tabulka6.A2" office:value-type="string">
            <text:p text:style-name="P26"><text:span text:style-name="T6">Scénař 2.1</text:span> – procházení záložkami změnou url adresy<text:tab/></text:p>
          </table:table-cell>
          <table:table-cell table:style-name="Tabulka6.A2" office:value-type="string">
            <text:p text:style-name="P26">UCA02</text:p>
          </table:table-cell>
          <table:table-cell table:style-name="Tabulka6.A2" office:value-type="string">
            <text:p text:style-name="P26">Basic flow</text:p>
          </table:table-cell>
          <table:table-cell table:style-name="Tabulka6.D2" office:value-type="string">
            <text:p text:style-name="P14"/>
          </table:table-cell>
        </table:table-row>
        <table:table-row>
          <table:table-cell table:style-name="Tabulka6.A2" office:value-type="string">
            <text:p text:style-name="P26"><text:span text:style-name="T6">Scénař 2.2</text:span> – aktivace záložky změnou url adresy, použití nesprávného názvu záložky (pouze znaky abecedy)</text:p>
          </table:table-cell>
          <table:table-cell table:style-name="Tabulka6.A2" office:value-type="string">
            <text:p text:style-name="P26">UCA02</text:p>
          </table:table-cell>
          <table:table-cell table:style-name="Tabulka6.A2" office:value-type="string">
            <text:p text:style-name="P26">Basic flow</text:p>
          </table:table-cell>
          <table:table-cell table:style-name="Tabulka6.D2" office:value-type="string">
            <text:p text:style-name="P26">Alternate flow 01</text:p>
          </table:table-cell>
        </table:table-row>
        <table:table-row>
          <table:table-cell table:style-name="Tabulka6.A2" office:value-type="string">
            <text:p text:style-name="P26"><text:span text:style-name="T6">Scénař 2.3</text:span> – aktivace záložky změnou url adresy, použití nesprávného názvu záložky (pouze čísla)</text:p>
          </table:table-cell>
          <table:table-cell table:style-name="Tabulka6.A2" office:value-type="string">
            <text:p text:style-name="P26">UCA02</text:p>
          </table:table-cell>
          <table:table-cell table:style-name="Tabulka6.A2" office:value-type="string">
            <text:p text:style-name="P26">Basic flow</text:p>
          </table:table-cell>
          <table:table-cell table:style-name="Tabulka6.D2" office:value-type="string">
            <text:p text:style-name="P26">Alternate flow 02</text:p>
          </table:table-cell>
        </table:table-row>
        <table:table-row>
          <table:table-cell table:style-name="Tabulka6.A2" office:value-type="string">
            <text:p text:style-name="P26"><text:span text:style-name="T6">Scénař 2.4</text:span> – aktivace záložky změnou url adresy, použití nesprávného názvu záložky (pouze kombinace normálních a speciálních znaků)</text:p>
          </table:table-cell>
          <table:table-cell table:style-name="Tabulka6.A2" office:value-type="string">
            <text:p text:style-name="P26">UCA02</text:p>
          </table:table-cell>
          <table:table-cell table:style-name="Tabulka6.A2" office:value-type="string">
            <text:p text:style-name="P26">Basic flow</text:p>
          </table:table-cell>
          <table:table-cell table:style-name="Tabulka6.D2" office:value-type="string">
            <text:p text:style-name="P26">Alternate flow 03</text:p>
          </table:table-cell>
        </table:table-row>
        <table:table-row>
          <table:table-cell table:style-name="Tabulka6.A2" office:value-type="string">
            <text:p text:style-name="P26"><text:span text:style-name="T6">Scénař 2.5</text:span> – aktivace záložky změnou url adresy, použití správného názvu záložky, ale neexistující pro určitý profil</text:p>
          </table:table-cell>
          <table:table-cell table:style-name="Tabulka6.A2" office:value-type="string">
            <text:p text:style-name="P26">UCA02</text:p>
          </table:table-cell>
          <table:table-cell table:style-name="Tabulka6.A2" office:value-type="string">
            <text:p text:style-name="P26">Basic flow</text:p>
          </table:table-cell>
          <table:table-cell table:style-name="Tabulka6.D2" office:value-type="string">
            <text:p text:style-name="P26">Alternate flow 04</text:p>
          </table:table-cell>
        </table:table-row>
        <table:table-row>
          <table:table-cell table:style-name="Tabulka6.A2" office:value-type="string">
            <text:p text:style-name="P26"><text:span text:style-name="T6">Scénař 3.1 </text:span>– zužení výpisu všech informací na informace jedné konkrétní záložky</text:p>
          </table:table-cell>
          <table:table-cell table:style-name="Tabulka6.A2" office:value-type="string">
            <text:p text:style-name="P26">UCA03</text:p>
          </table:table-cell>
          <table:table-cell table:style-name="Tabulka6.A2" office:value-type="string">
            <text:p text:style-name="P26">Basic flow</text:p>
          </table:table-cell>
          <table:table-cell table:style-name="Tabulka6.D2" office:value-type="string">
            <text:p text:style-name="P14"/>
          </table:table-cell>
        </table:table-row>
      </table:table>
      <text:p text:style-name="P6"/>
      <text:p text:style-name="P33">3. Testové případy</text:p>
      <text:p text:style-name="P32"/>
      <text:p text:style-name="P26"><text:span text:style-name="T6">Tabulka vstupů a výstupů </text:span>(V = valid, I = invalid, - = irelevantní údaj):</text:p>
      <text:p text:style-name="P2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38">TestCase ID#</text:p>
          </table:table-cell>
          <table:table-cell table:style-name="Table2.A1" office:value-type="string">
            <text:p text:style-name="P17">Scénař</text:p>
          </table:table-cell>
          <table:table-cell table:style-name="Table2.A1" office:value-type="string">
            <text:p text:style-name="P17">Profil</text:p>
          </table:table-cell>
          <table:table-cell table:style-name="Table2.A1" office:value-type="string">
            <text:p text:style-name="P17">Záložka</text:p>
          </table:table-cell>
          <table:table-cell table:style-name="Table2.A1" office:value-type="string">
            <text:p text:style-name="P17">URL část záložky</text:p>
          </table:table-cell>
          <table:table-cell table:style-name="Table2.A1" office:value-type="string">
            <text:p text:style-name="P17">Záložka <text:line-break/>pro zužení</text:p>
          </table:table-cell>
          <table:table-cell table:style-name="Table2.A1" office:value-type="string">
            <text:p text:style-name="P17">Výchozí záložka</text:p>
          </table:table-cell>
          <table:table-cell table:style-name="Table2.H1" office:value-type="string">
            <text:p text:style-name="P17">Očekávaný výsledek</text:p>
          </table:table-cell>
        </table:table-row>
        <table:table-row table:style-name="Table2.2">
          <table:table-cell table:style-name="Table2.A2" office:value-type="string">
            <text:p text:style-name="P27">UCA01_TC01</text:p>
          </table:table-cell>
          <table:table-cell table:style-name="Table2.A2" office:value-type="string">
            <text:p text:style-name="P19">1.1</text:p>
          </table:table-cell>
          <table:table-cell table:style-name="Table2.A2" office:value-type="string">
            <text:p text:style-name="P19">V</text:p>
          </table:table-cell>
          <table:table-cell table:style-name="Table2.A2" office:value-type="string">
            <text:p text:style-name="P19">V</text:p>
          </table:table-cell>
          <table:table-cell table:style-name="Table2.A2" office:value-type="string">
            <text:p text:style-name="P19">-</text:p>
          </table:table-cell>
          <table:table-cell table:style-name="Table2.A2" office:value-type="string">
            <text:p text:style-name="P19">-</text:p>
          </table:table-cell>
          <table:table-cell table:style-name="Table2.A2" office:value-type="string">
            <text:p text:style-name="P19">V</text:p>
          </table:table-cell>
          <table:table-cell table:style-name="Table2.H2" office:value-type="string">
            <text:p text:style-name="P18">zobrazení profilové stránky dané osoby při vstupu, aktivace výchozí záložky, aktivace dalších dostupných záložek, vždy aktivní pouze jedna, výskyt relevantních informací:</text:p>
            <text:p text:style-name="P14">Pracoviště – Akademické a řídící funkce, Pracoviště, Členství v akademických orgánech, Studium, Kdy a jak mne kontaktovat</text:p>
            <text:p text:style-name="P14">Výuka – informace o výuce osoby</text:p>
            <text:p text:style-name="P14">Školitel – Doktorští studenti, Konzultant doktorských studentů, Závěrečné práce</text:p>
            <text:p text:style-name="P14">Životopis – informace ze životopisu</text:p>
            <text:p text:style-name="P14">Publikace – publikační činnost</text:p>
            <text:p text:style-name="P18">Profil – Činnost v ISu, Kdy a jak mne kontaktovat, Osobní vizitka, Profesní vizitka<text:line-break/>Vše – Pracoviště, Výuka, Školitel, Životopis, Publikace, Profil</text:p>
          </table:table-cell>
        </table:table-row>
        <table:table-row table:style-name="Table2.2">
          <table:table-cell table:style-name="Table2.A2" office:value-type="string">
            <text:p text:style-name="P27">UCA02_TC01</text:p>
          </table:table-cell>
          <table:table-cell table:style-name="Table2.A2" office:value-type="string">
            <text:p text:style-name="P19">2.1</text:p>
          </table:table-cell>
          <table:table-cell table:style-name="Table2.A2" office:value-type="string">
            <text:p text:style-name="P19">V</text:p>
          </table:table-cell>
          <table:table-cell table:style-name="Table2.A2" office:value-type="string">
            <text:p text:style-name="P19">-</text:p>
          </table:table-cell>
          <table:table-cell table:style-name="Table2.A2" office:value-type="string">
            <text:p text:style-name="P19">V</text:p>
          </table:table-cell>
          <table:table-cell table:style-name="Table2.A2" office:value-type="string">
            <text:p text:style-name="P19">-</text:p>
          </table:table-cell>
          <table:table-cell table:style-name="Table2.A2" office:value-type="string">
            <text:p text:style-name="P19">-</text:p>
          </table:table-cell>
          <table:table-cell table:style-name="Table2.H2" office:value-type="string">
            <text:p text:style-name="P18">zobrazení profilové stránky dané osoby při změně adresy, aktivace dostupných záložek, vždy aktivní pouze jedna, výskyt relevantních informací:</text:p>
            <text:p text:style-name="P14">Pracoviště – Akademické a řídící funkce, Pracoviště, Členství v akademických orgánech, Studium, Kdy a jak mne kontaktovat</text:p>
            <text:p text:style-name="P14">Výuka – informace o výuce osoby</text:p>
            <text:p text:style-name="P14">Školitel – Doktorští studenti, Závěrečné práce</text:p>
            <text:p text:style-name="P14">Životopis – informace ze životopisu</text:p>
            <text:p text:style-name="P14">Publikace – publikační činnost</text:p>
            <text:p text:style-name="P18">Profil – Činnost v ISu, Kdy a jak mne kontaktovat, Osobní vizitka, Profesní vizitka<text:line-break/>Vše – Pracoviště, Výuka, Školitel, Životopis, Publikace, Profil</text:p>
          </table:table-cell>
        </table:table-row>
        <table:table-row table:style-name="Table2.2">
          <table:table-cell table:style-name="Table2.A2" office:value-type="string">
            <text:p text:style-name="P27">UCA02_TC02</text:p>
          </table:table-cell>
          <table:table-cell table:style-name="Table2.A2" office:value-type="string">
            <text:p text:style-name="P19">2.2</text:p>
          </table:table-cell>
          <table:table-cell table:style-name="Table2.A2" office:value-type="string">
            <text:p text:style-name="P19">-</text:p>
          </table:table-cell>
          <table:table-cell table:style-name="Table2.A2" office:value-type="string">
            <text:p text:style-name="P19">V</text:p>
          </table:table-cell>
          <table:table-cell table:style-name="Table2.A2" office:value-type="string">
            <text:p text:style-name="P19">I</text:p>
          </table:table-cell>
          <table:table-cell table:style-name="Table2.A2" office:value-type="string">
            <text:p text:style-name="P19">-</text:p>
          </table:table-cell>
          <table:table-cell table:style-name="Table2.A2" office:value-type="string">
            <text:p text:style-name="P19">V</text:p>
          </table:table-cell>
          <table:table-cell table:style-name="Table2.H2" office:value-type="string">
            <text:p text:style-name="P18">zobrazení profilové stránky dané osoby při změně adresy, aktivace výchozí záložky, všechny ostatní jsou neaktivní</text:p>
          </table:table-cell>
        </table:table-row>
        <table:table-row table:style-name="Table2.2">
          <table:table-cell table:style-name="Table2.A2" office:value-type="string">
            <text:p text:style-name="P27">UCA02_TC03</text:p>
          </table:table-cell>
          <table:table-cell table:style-name="Table2.A2" office:value-type="string">
            <text:p text:style-name="P19">2.3</text:p>
          </table:table-cell>
          <table:table-cell table:style-name="Table2.A2" office:value-type="string">
            <text:p text:style-name="P19">-</text:p>
          </table:table-cell>
          <table:table-cell table:style-name="Table2.A2" office:value-type="string">
            <text:p text:style-name="P19">V</text:p>
          </table:table-cell>
          <table:table-cell table:style-name="Table2.A2" office:value-type="string">
            <text:p text:style-name="P19">I</text:p>
          </table:table-cell>
          <table:table-cell table:style-name="Table2.A2" office:value-type="string">
            <text:p text:style-name="P19">-</text:p>
          </table:table-cell>
          <table:table-cell table:style-name="Table2.A2" office:value-type="string">
            <text:p text:style-name="P19">V</text:p>
          </table:table-cell>
          <table:table-cell table:style-name="Table2.H2" office:value-type="string">
            <text:p text:style-name="P18">zobrazení profilové stránky dané osoby při změně adresy, aktivace výchozí záložky, všechny ostatní jsou neaktivní</text:p>
          </table:table-cell>
        </table:table-row>
        <table:table-row table:style-name="Table2.2">
          <table:table-cell table:style-name="Table2.A2" office:value-type="string">
            <text:p text:style-name="P27">UCA02_TC04</text:p>
          </table:table-cell>
          <table:table-cell table:style-name="Table2.A2" office:value-type="string">
            <text:p text:style-name="P19">2.4</text:p>
          </table:table-cell>
          <table:table-cell table:style-name="Table2.A2" office:value-type="string">
            <text:p text:style-name="P19">-</text:p>
          </table:table-cell>
          <table:table-cell table:style-name="Table2.A2" office:value-type="string">
            <text:p text:style-name="P19">V</text:p>
          </table:table-cell>
          <table:table-cell table:style-name="Table2.A2" office:value-type="string">
            <text:p text:style-name="P19">I</text:p>
          </table:table-cell>
          <table:table-cell table:style-name="Table2.A2" office:value-type="string">
            <text:p text:style-name="P19">-</text:p>
          </table:table-cell>
          <table:table-cell table:style-name="Table2.A2" office:value-type="string">
            <text:p text:style-name="P19">V</text:p>
          </table:table-cell>
          <table:table-cell table:style-name="Table2.H2" office:value-type="string">
            <text:p text:style-name="P18">zobrazení profilové stránky dané osoby při změně adresy, aktivace výchozí záložky, všechny ostatní jsou neaktivní</text:p>
          </table:table-cell>
        </table:table-row>
        <table:table-row table:style-name="Table2.7">
          <table:table-cell table:style-name="Table2.A2" office:value-type="string">
            <text:p text:style-name="P27">UCA02_TC05</text:p>
          </table:table-cell>
          <table:table-cell table:style-name="Table2.A2" office:value-type="string">
            <text:p text:style-name="P19">2.5</text:p>
          </table:table-cell>
          <table:table-cell table:style-name="Table2.A2" office:value-type="string">
            <text:p text:style-name="P19">V</text:p>
          </table:table-cell>
          <table:table-cell table:style-name="Table2.A2" office:value-type="string">
            <text:p text:style-name="P19">I</text:p>
          </table:table-cell>
          <table:table-cell table:style-name="Table2.A2" office:value-type="string">
            <text:p text:style-name="P19">V</text:p>
          </table:table-cell>
          <table:table-cell table:style-name="Table2.A2" office:value-type="string">
            <text:p text:style-name="P19">-</text:p>
          </table:table-cell>
          <table:table-cell table:style-name="Table2.A2" office:value-type="string">
            <text:p text:style-name="P19">V</text:p>
          </table:table-cell>
          <table:table-cell table:style-name="Table2.H2" office:value-type="string">
            <text:p text:style-name="P18">zobrazení profilové stránky dané osoby při změně adresy, aktivace výchozí záložky, všechny ostatní jsou neaktivní</text:p>
          </table:table-cell>
        </table:table-row>
        <table:table-row table:style-name="Table2.7">
          <table:table-cell table:style-name="Table2.A2" office:value-type="string">
            <text:p text:style-name="P27">UCA03_TC01</text:p>
          </table:table-cell>
          <table:table-cell table:style-name="Table2.A2" office:value-type="string">
            <text:p text:style-name="P19">3.1</text:p>
          </table:table-cell>
          <table:table-cell table:style-name="Table2.A2" office:value-type="string">
            <text:p text:style-name="P19">V</text:p>
          </table:table-cell>
          <table:table-cell table:style-name="Table2.A2" office:value-type="string">
            <text:p text:style-name="P19">V</text:p>
          </table:table-cell>
          <table:table-cell table:style-name="Table2.A2" office:value-type="string">
            <text:p text:style-name="P19">-</text:p>
          </table:table-cell>
          <table:table-cell table:style-name="Table2.A2" office:value-type="string">
            <text:p text:style-name="P19">V</text:p>
          </table:table-cell>
          <table:table-cell table:style-name="Table2.A2" office:value-type="string">
            <text:p text:style-name="P19">-</text:p>
          </table:table-cell>
          <table:table-cell table:style-name="Table2.H2" office:value-type="string">
            <text:p text:style-name="P18">aktivace vždy vybrané záložky, vždy aktivní pouze jedna, výskyt relevantních informací:</text:p>
            <text:p text:style-name="P14">Pracoviště – Akademické a řídící funkce, Pracoviště, Členství v akademických <text:soft-page-break/>orgánech, Studium, Kdy a jak mne kontaktovat</text:p>
            <text:p text:style-name="P14">Výuka – informace o výuce osoby</text:p>
            <text:p text:style-name="P14">Školitel – Doktorští studenti, Závěrečné práce</text:p>
            <text:p text:style-name="P14">Životopis – informace ze životopisu</text:p>
            <text:p text:style-name="P14">Publikace – publikační činnost</text:p>
            <text:p text:style-name="P18">Profil – Činnost v ISu, Kdy a jak mne kontaktovat, Osobní vizitka, Profesní vizitka<text:line-break/>Vše – Pracoviště, Výuka, Školitel, Životopis, Publikace, Profil</text:p>
          </table:table-cell>
        </table:table-row>
      </table:table>
      <text:p text:style-name="P5"/>
      <text:p text:style-name="P5"/>
      <text:p text:style-name="P34"><text:span text:style-name="T6">Tabulka konkrétních vstupů a výstupů </text:span>(V = valid, I = invalid, - = irelevantní údaj):</text:p>
      <text:p text:style-name="P26"/>
      <table:table table:name="Tabulka4" table:style-name="Tabulka4">
        <table:table-column table:style-name="Tabulka4.A"/>
        <table:table-column table:style-name="Tabulka4.B"/>
        <table:table-column table:style-name="Tabulka4.C"/>
        <table:table-column table:style-name="Tabulka4.D"/>
        <table:table-column table:style-name="Tabulka4.E"/>
        <table:table-column table:style-name="Tabulka4.F"/>
        <table:table-column table:style-name="Tabulka4.G"/>
        <table:table-column table:style-name="Tabulka4.H"/>
        <table:table-column table:style-name="Tabulka4.I"/>
        <table:table-column table:style-name="Tabulka4.J"/>
        <table:table-row>
          <table:table-cell table:style-name="Tabulka4.A1" office:value-type="string">
            <text:p text:style-name="P17">TestCase ID#</text:p>
          </table:table-cell>
          <table:table-cell table:style-name="Tabulka4.A1" office:value-type="string">
            <text:p text:style-name="P17">Scénař</text:p>
          </table:table-cell>
          <table:table-cell table:style-name="Tabulka4.A1" office:value-type="string">
            <text:p text:style-name="P17">Profil</text:p>
          </table:table-cell>
          <table:table-cell table:style-name="Tabulka4.A1" office:value-type="string">
            <text:p text:style-name="P17">Záložka</text:p>
          </table:table-cell>
          <table:table-cell table:style-name="Tabulka4.A1" office:value-type="string">
            <text:p text:style-name="P17">URL část záložky</text:p>
          </table:table-cell>
          <table:table-cell table:style-name="Tabulka4.A1" office:value-type="string">
            <text:p text:style-name="P17">Záložka <text:line-break/>pro zužení</text:p>
          </table:table-cell>
          <table:table-cell table:style-name="Tabulka4.A1" office:value-type="string">
            <text:p text:style-name="P17">Výchozí záložka</text:p>
          </table:table-cell>
          <table:table-cell table:style-name="Tabulka4.A1" office:value-type="string">
            <text:p text:style-name="P17">Očekávaný výsledek</text:p>
          </table:table-cell>
          <table:table-cell table:style-name="Tabulka4.A1" office:value-type="string">
            <text:p text:style-name="P17">Vstupní podmínka</text:p>
          </table:table-cell>
          <table:table-cell table:style-name="Tabulka4.J1" office:value-type="string">
            <text:p text:style-name="P17">Výstupní podmínka</text:p>
          </table:table-cell>
        </table:table-row>
        <table:table-row table:style-name="Tabulka4.2">
          <table:table-cell table:style-name="Tabulka4.A2" office:value-type="string">
            <text:p text:style-name="P27">UCA01_TC01</text:p>
          </table:table-cell>
          <table:table-cell table:style-name="Tabulka4.A2" office:value-type="string">
            <text:p text:style-name="P19">1.1</text:p>
          </table:table-cell>
          <table:table-cell table:style-name="Tabulka4.C2" office:value-type="float" office:value="45329">
            <text:p text:style-name="P19">45329</text:p>
          </table:table-cell>
          <table:table-cell table:style-name="Tabulka4.A2" office:value-type="string">
            <text:p text:style-name="P19">Pracoviště, Výuka,<text:line-break/>Školitel,<text:line-break/>Životopis,<text:line-break/>Publikace,<text:line-break/>Profil,<text:line-break/>Vše</text:p>
          </table:table-cell>
          <table:table-cell table:style-name="Tabulka4.A2" office:value-type="string">
            <text:p text:style-name="P19">-</text:p>
          </table:table-cell>
          <table:table-cell table:style-name="Tabulka4.A2" office:value-type="string">
            <text:p text:style-name="P19">-</text:p>
          </table:table-cell>
          <table:table-cell table:style-name="Tabulka4.A2" office:value-type="string">
            <text:p text:style-name="P19">Pracoviště</text:p>
          </table:table-cell>
          <table:table-cell table:style-name="Tabulka4.A2" office:value-type="string">
            <text:p text:style-name="P20">viz. Tab. vstupů a výstupů</text:p>
          </table:table-cell>
          <table:table-cell table:style-name="Tabulka4.A2" office:value-type="string">
            <text:p text:style-name="P21">Profil s dostupnými záložkami "Záložka" a <text:span text:style-name="T7">"Výchozí záložka"</text:span></text:p>
          </table:table-cell>
          <table:table-cell table:style-name="Tabulka4.J2" office:value-type="string">
            <text:p text:style-name="P22">-</text:p>
          </table:table-cell>
        </table:table-row>
        <table:table-row table:style-name="Tabulka4.2">
          <table:table-cell table:style-name="Tabulka4.A2" office:value-type="string">
            <text:p text:style-name="P27">UCA02_TC01</text:p>
          </table:table-cell>
          <table:table-cell table:style-name="Tabulka4.A2" office:value-type="string">
            <text:p text:style-name="P19">2.1</text:p>
          </table:table-cell>
          <table:table-cell table:style-name="Tabulka4.C2" office:value-type="float" office:value="45329">
            <text:p text:style-name="P19">45329</text:p>
          </table:table-cell>
          <table:table-cell table:style-name="Tabulka4.A2" office:value-type="string">
            <text:p text:style-name="P19">-</text:p>
          </table:table-cell>
          <table:table-cell table:style-name="Tabulka4.A2" office:value-type="string">
            <text:p text:style-name="P19">#studium_pracoviste,<text:line-break/>#vyuka,<text:line-break/>#skolitel,<text:line-break/>#cv,<text:line-break/>#publikace,<text:line-break/>#profil,<text:line-break/>#vse</text:p>
          </table:table-cell>
          <table:table-cell table:style-name="Tabulka4.A2" office:value-type="string">
            <text:p text:style-name="P19">-</text:p>
          </table:table-cell>
          <table:table-cell table:style-name="Tabulka4.A2" office:value-type="string">
            <text:p text:style-name="P19">-</text:p>
          </table:table-cell>
          <table:table-cell table:style-name="Tabulka4.A2" office:value-type="string">
            <text:p text:style-name="P20">viz. Tab. vstupů a výstupů</text:p>
          </table:table-cell>
          <table:table-cell table:style-name="Tabulka4.A2" office:value-type="string">
            <text:p text:style-name="P21">Profil s dostupnými záložkami "Záložka"</text:p>
          </table:table-cell>
          <table:table-cell table:style-name="Tabulka4.J2" office:value-type="string">
            <text:p text:style-name="P22">-</text:p>
          </table:table-cell>
        </table:table-row>
        <table:table-row table:style-name="Tabulka4.2">
          <table:table-cell table:style-name="Tabulka4.A2" office:value-type="string">
            <text:p text:style-name="P27">UCA02_TC02</text:p>
          </table:table-cell>
          <table:table-cell table:style-name="Tabulka4.A2" office:value-type="string">
            <text:p text:style-name="P19">2.2</text:p>
          </table:table-cell>
          <table:table-cell table:style-name="Tabulka4.C2" office:value-type="float" office:value="45329">
            <text:p text:style-name="P19">45329</text:p>
          </table:table-cell>
          <table:table-cell table:style-name="Tabulka4.A2" office:value-type="string">
            <text:p text:style-name="P19">-</text:p>
          </table:table-cell>
          <table:table-cell table:style-name="Tabulka4.A2" office:value-type="string">
            <text:p text:style-name="P19">#abcd</text:p>
          </table:table-cell>
          <table:table-cell table:style-name="Tabulka4.A2" office:value-type="string">
            <text:p text:style-name="P19">-</text:p>
          </table:table-cell>
          <table:table-cell table:style-name="Tabulka4.A2" office:value-type="string">
            <text:p text:style-name="P19">Pracoviště</text:p>
          </table:table-cell>
          <table:table-cell table:style-name="Tabulka4.A2" office:value-type="string">
            <text:p text:style-name="P20">viz. Tab. vstupů a výstupů</text:p>
          </table:table-cell>
          <table:table-cell table:style-name="Tabulka4.A2" office:value-type="string">
            <text:p text:style-name="P21">Profil s dostupnou záložkou <text:span text:style-name="T7">"Výchozí záložka"</text:span></text:p>
          </table:table-cell>
          <table:table-cell table:style-name="Tabulka4.J2" office:value-type="string">
            <text:p text:style-name="P22">-</text:p>
          </table:table-cell>
        </table:table-row>
        <table:table-row table:style-name="Tabulka4.2">
          <table:table-cell table:style-name="Tabulka4.A2" office:value-type="string">
            <text:p text:style-name="P27">UCA02_TC03</text:p>
          </table:table-cell>
          <table:table-cell table:style-name="Tabulka4.A2" office:value-type="string">
            <text:p text:style-name="P19">2.3</text:p>
          </table:table-cell>
          <table:table-cell table:style-name="Tabulka4.C2" office:value-type="float" office:value="45329">
            <text:p text:style-name="P19">45329</text:p>
          </table:table-cell>
          <table:table-cell table:style-name="Tabulka4.A2" office:value-type="string">
            <text:p text:style-name="P19">-</text:p>
          </table:table-cell>
          <table:table-cell table:style-name="Tabulka4.A2" office:value-type="string">
            <text:p text:style-name="P19">#1234</text:p>
          </table:table-cell>
          <table:table-cell table:style-name="Tabulka4.A2" office:value-type="string">
            <text:p text:style-name="P19">-</text:p>
          </table:table-cell>
          <table:table-cell table:style-name="Tabulka4.A2" office:value-type="string">
            <text:p text:style-name="P19">Pracoviště</text:p>
          </table:table-cell>
          <table:table-cell table:style-name="Tabulka4.A2" office:value-type="string">
            <text:p text:style-name="P20">viz. Tab. vstupů a výstupů</text:p>
          </table:table-cell>
          <table:table-cell table:style-name="Tabulka4.A2" office:value-type="string">
            <text:p text:style-name="P21">Profil s dostupnou záložkou <text:span text:style-name="T7">"Výchozí záložka"</text:span></text:p>
          </table:table-cell>
          <table:table-cell table:style-name="Tabulka4.J2" office:value-type="string">
            <text:p text:style-name="P22">-</text:p>
          </table:table-cell>
        </table:table-row>
        <table:table-row table:style-name="Tabulka4.2">
          <table:table-cell table:style-name="Tabulka4.A2" office:value-type="string">
            <text:p text:style-name="P27">UCA02_TC04</text:p>
          </table:table-cell>
          <table:table-cell table:style-name="Tabulka4.A2" office:value-type="string">
            <text:p text:style-name="P19">2.4</text:p>
          </table:table-cell>
          <table:table-cell table:style-name="Tabulka4.C2" office:value-type="float" office:value="45329">
            <text:p text:style-name="P19">45329</text:p>
          </table:table-cell>
          <table:table-cell table:style-name="Tabulka4.A2" office:value-type="string">
            <text:p text:style-name="P19">-</text:p>
          </table:table-cell>
          <table:table-cell table:style-name="Tabulka4.A2" office:value-type="string">
            <text:p text:style-name="P19">#vyuka&amp;profil</text:p>
          </table:table-cell>
          <table:table-cell table:style-name="Tabulka4.A2" office:value-type="string">
            <text:p text:style-name="P19">-</text:p>
          </table:table-cell>
          <table:table-cell table:style-name="Tabulka4.A2" office:value-type="string">
            <text:p text:style-name="P19">Pracoviště</text:p>
          </table:table-cell>
          <table:table-cell table:style-name="Tabulka4.A2" office:value-type="string">
            <text:p text:style-name="P20">viz. Tab. vstupů a výstupů</text:p>
          </table:table-cell>
          <table:table-cell table:style-name="Tabulka4.A2" office:value-type="string">
            <text:p text:style-name="P21">Profil s dostupnou záložkou <text:span text:style-name="T7">" Výchozí záložka"</text:span></text:p>
          </table:table-cell>
          <table:table-cell table:style-name="Tabulka4.J2" office:value-type="string">
            <text:p text:style-name="P22">-</text:p>
          </table:table-cell>
        </table:table-row>
        <table:table-row table:style-name="Tabulka4.7">
          <table:table-cell table:style-name="Tabulka4.A2" office:value-type="string">
            <text:p text:style-name="P27">UCA02_TC05</text:p>
          </table:table-cell>
          <table:table-cell table:style-name="Tabulka4.A2" office:value-type="string">
            <text:p text:style-name="P19">2.5</text:p>
          </table:table-cell>
          <table:table-cell table:style-name="Tabulka4.C2" office:value-type="float" office:value="325233">
            <text:p text:style-name="P19">325233</text:p>
          </table:table-cell>
          <table:table-cell table:style-name="Tabulka4.A2" office:value-type="string">
            <text:p text:style-name="P19">Životopis</text:p>
          </table:table-cell>
          <table:table-cell table:style-name="Tabulka4.A2" office:value-type="string">
            <text:p text:style-name="P19">#cv</text:p>
          </table:table-cell>
          <table:table-cell table:style-name="Tabulka4.A2" office:value-type="string">
            <text:p text:style-name="P19">-</text:p>
          </table:table-cell>
          <table:table-cell table:style-name="Tabulka4.A2" office:value-type="string">
            <text:p text:style-name="P19">Pracoviště</text:p>
          </table:table-cell>
          <table:table-cell table:style-name="Tabulka4.A2" office:value-type="string">
            <text:p text:style-name="P20">viz. Tab. vstupů a výstupů</text:p>
          </table:table-cell>
          <table:table-cell table:style-name="Tabulka4.A2" office:value-type="string">
            <text:p text:style-name="P21">Profil s dostupnou záložkou <text:span text:style-name="T7">" Výchozí záložka" a nedostupnou záložkou "Záložka" </text:span></text:p>
          </table:table-cell>
          <table:table-cell table:style-name="Tabulka4.J2" office:value-type="string">
            <text:p text:style-name="P22">-</text:p>
          </table:table-cell>
        </table:table-row>
        <table:table-row table:style-name="Tabulka4.7">
          <table:table-cell table:style-name="Tabulka4.A2" office:value-type="string">
            <text:p text:style-name="P27">UCA03_TC01</text:p>
          </table:table-cell>
          <table:table-cell table:style-name="Tabulka4.A2" office:value-type="string">
            <text:p text:style-name="P19">3.1</text:p>
          </table:table-cell>
          <table:table-cell table:style-name="Tabulka4.C2" office:value-type="float" office:value="45329">
            <text:p text:style-name="P19">45329</text:p>
          </table:table-cell>
          <table:table-cell table:style-name="Tabulka4.A2" office:value-type="string">
            <text:p text:style-name="P19">Vše</text:p>
          </table:table-cell>
          <table:table-cell table:style-name="Tabulka4.A2" office:value-type="string">
            <text:p text:style-name="P19">-</text:p>
          </table:table-cell>
          <table:table-cell table:style-name="Tabulka4.A2" office:value-type="string">
            <text:p text:style-name="P19">Pracoviště,<text:line-break/>Výuka,<text:line-break/>Školitel,<text:line-break/>Životopis,<text:line-break/>Publikace,<text:line-break/>Profil</text:p>
          </table:table-cell>
          <table:table-cell table:style-name="Tabulka4.A2" office:value-type="string">
            <text:p text:style-name="P19">-</text:p>
          </table:table-cell>
          <table:table-cell table:style-name="Tabulka4.A2" office:value-type="string">
            <text:p text:style-name="P20">viz. Tab. vstupů a výstupů</text:p>
          </table:table-cell>
          <table:table-cell table:style-name="Tabulka4.A2" office:value-type="string">
            <text:p text:style-name="P21">Profil s dostupnými záložkami "Záložka" a "Záložka pro zužení"</text:p>
          </table:table-cell>
          <table:table-cell table:style-name="Tabulka4.J2" office:value-type="string">
            <text:p text:style-name="P22">-</text:p>
          </table:table-cell>
        </table:table-row>
      </table:table>
      <text:p text:style-name="P5"/>
      <text:p text:style-name="P33">4. Testové procedury</text:p>
      <text:p text:style-name="P29"/>
      <text:p text:style-name="P9">UCA01_TC01</text:p>
      <text:p text:style-name="P12">NAZEV_ZALOZKY = {Pracoviště, Výuka, Školitel, Životopis, Publikace, Profil, Vše}</text:p>
      <text:list xml:id="list41435099" text:style-name="L3">
        <text:list-item text:start-value="1">
          <text:p text:style-name="P41"><text:span text:style-name="T8">otevření hlavní stránky agendy </text:span><text:a xlink:type="simple" xlink:href="http://is.muni.cz/lide/">http://is.muni.cz/lide/</text:a><text:span text:style-name="T8"> </text:span></text:p>
        </text:list-item>
        <text:list-item>
          <text:p text:style-name="P41"><text:span text:style-name="T8">otevření profilové stránky </text:span><text:a xlink:type="simple" xlink:href="http://is.muni.cz/osoba/45329">http://is.muni.cz/osoba/</text:a><text:a xlink:type="simple" xlink:href="http://is.muni.cz/osoba/45329"><text:span text:style-name="T8">45329</text:span></text:a><text:span text:style-name="T8"> </text:span></text:p>
        </text:list-item>
        <text:list-item>
          <text:p text:style-name="P46">ověření zobrazení profilové stránky osoby "45329"</text:p>
        </text:list-item>
        <text:list-item>
          <text:p text:style-name="P46">ověření aktivování záložky "Pracoviště" (výchozí záložka)</text:p>
        </text:list-item>
        <text:list-item>
          <text:p text:style-name="P46">ověření, že všechny ostatní záložky jsou neaktivní</text:p>
        </text:list-item>
        <text:list-item>
          <text:p text:style-name="P46">ověření výskytu relevantních informací k záložce (viz. Tabulka konkrétních vstupů a výstupů)</text:p>
        </text:list-item>
        <text:list-item>
          <text:p text:style-name="P41">Pro všechny z <text:span text:style-name="T9">NAZEV_ZALOZKY:</text:span></text:p>
          <text:list>
            <text:list-item>
              <text:p text:style-name="P41"><text:s/>klik na záložku <text:span text:style-name="T9">NAZEV_ZALOZKY</text:span></text:p>
            </text:list-item>
            <text:list-item>
              <text:p text:style-name="P41"><text:s/><text:span text:style-name="T9">ověření</text:span> aktivování záložky </text:p>
            </text:list-item>
            <text:list-item>
              <text:p text:style-name="P41"><text:s/><text:span text:style-name="T9">ověření</text:span>, že všechny ostatní záložky jsou neaktivní</text:p>
            </text:list-item>
            <text:list-item>
              <text:p text:style-name="P41"><text:s/><text:span text:style-name="T9">ověření</text:span> výskytu relevantních informací k záložce <text:span text:style-name="T9">(viz. Tabulka konkrétních vstupů a výstupů)</text:span></text:p>
            </text:list-item>
          </text:list>
        </text:list-item>
      </text:list>
      <text:p text:style-name="P3"/>
      <text:p text:style-name="P9">UCA02_TC01</text:p>
      <text:p text:style-name="P12">CAST_ODKAZU = {#studium_pracoviste, #vyuka, #skolitel, #cv, #publikace, #profil, #vse}</text:p>
      <text:list xml:id="list41507639" text:continue-list="list41435099" text:style-name="L3">
        <text:list-item text:start-value="1">
          <text:p text:style-name="P41"><text:span text:style-name="T8">otevření hlavní stránky agendy </text:span><text:a xlink:type="simple" xlink:href="http://is.muni.cz/lide/">http://is.muni.cz/lide/</text:a><text:span text:style-name="T8"> </text:span></text:p>
        </text:list-item>
        <text:list-item>
          <text:p text:style-name="P41">Pro všechny z <text:span text:style-name="T9">CAST_ODKAZU:</text:span></text:p>
          <text:list>
            <text:list-item>
              <text:p text:style-name="P41"><text:s/><text:span text:style-name="T9">zadání a potvrzení nové url adresy </text:span><text:a xlink:type="simple" xlink:href="http://is.muni.cz/osoba/3740CAST_ODKAZU">http://is.muni.cz/osoba/45329CAST_ODKAZU</text:a></text:p>
            </text:list-item>
            <text:list-item>
              <text:p text:style-name="P46"><text:s/>ověření zobrazení profilové stránky osoby "45329"</text:p>
            </text:list-item>
            <text:list-item>
              <text:p text:style-name="P41"><text:s/><text:span text:style-name="T9">ověření</text:span> aktivování příslušné záložky </text:p>
            </text:list-item>
            <text:list-item>
              <text:p text:style-name="P41"><text:s/><text:span text:style-name="T9">ověření</text:span>, že všechny ostatní záložky jsou neaktivní</text:p>
            </text:list-item>
            <text:list-item>
              <text:p text:style-name="P41"><text:s/><text:span text:style-name="T9">ověření</text:span> výskytu relevantních informací k záložce <text:span text:style-name="T9">(viz. Tabulka konkrétních vstupů a výstupů)</text:span></text:p>
            </text:list-item>
          </text:list>
        </text:list-item>
      </text:list>
      <text:p text:style-name="P3"/>
      <text:p text:style-name="P9">UCA02_TC02</text:p>
      <text:list xml:id="list41516014" text:continue-list="list41507639" text:style-name="L3">
        <text:list-item text:start-value="1">
          <text:p text:style-name="P41"><text:span text:style-name="T8">otevření hlavní stránky agendy </text:span><text:a xlink:type="simple" xlink:href="http://is.muni.cz/lide/">http://is.muni.cz/lide/</text:a><text:span text:style-name="T8"> </text:span></text:p>
        </text:list-item>
        <text:list-item>
          <text:p text:style-name="P41"><text:span text:style-name="T8">zadání </text:span><text:span text:style-name="T9">a potvrzení </text:span><text:span text:style-name="T8">nové url adresy </text:span><text:a xlink:type="simple" xlink:href="http://is.muni.cz/osoba/45329">http://is.muni.cz/osoba/45329</text:a><text:a xlink:type="simple" xlink:href="http://is.muni.cz/osoba/3740#abcd">#abcd</text:a><text:span text:style-name="T9"> </text:span></text:p>
        </text:list-item>
        <text:list-item>
          <text:p text:style-name="P46">ověření zobrazení profilové stránky osoby "45329"</text:p>
        </text:list-item>
        <text:list-item>
          <text:p text:style-name="P41"><text:span text:style-name="T9">ověření</text:span> aktivování záložky “Pracoviště”<text:span text:style-name="T9"> (výchozí záložka)</text:span></text:p>
        </text:list-item>
        <text:list-item>
          <text:p text:style-name="P41"><text:span text:style-name="T9">ověření</text:span>, že všechny ostatní záložky jsou neaktivní</text:p>
        </text:list-item>
      </text:list>
      <text:p text:style-name="P10"/>
      <text:p text:style-name="P9"/>
      <text:p text:style-name="P36">UCA02_TC03</text:p>
      <text:list xml:id="list41533986" text:continue-list="list41516014" text:style-name="L3">
        <text:list-item text:start-value="1">
          <text:p text:style-name="P41"><text:span text:style-name="T8">otevření hlavní stránky agendy </text:span><text:a xlink:type="simple" xlink:href="http://is.muni.cz/lide/">http://is.muni.cz/lide/</text:a><text:span text:style-name="T8"> </text:span></text:p>
        </text:list-item>
        <text:list-item>
          <text:p text:style-name="P41"><text:span text:style-name="T8">zadání </text:span><text:span text:style-name="T9">a potvrzení </text:span><text:span text:style-name="T8">nové url adresy </text:span><text:a xlink:type="simple" xlink:href="http://is.muni.cz/osoba/45329">http://is.muni.cz/osoba/45329</text:a><text:a xlink:type="simple" xlink:href="http://is.muni.cz/osoba/3740#1234">#1234</text:a><text:span text:style-name="T9"> </text:span></text:p>
        </text:list-item>
        <text:list-item>
          <text:p text:style-name="P46">ověření zobrazení profilové stránky osoby "45329"</text:p>
        </text:list-item>
        <text:list-item>
          <text:p text:style-name="P41"><text:span text:style-name="T9">ověření</text:span> aktivování záložky “Pracoviště”<text:span text:style-name="T9"> (výchozí záložka)</text:span></text:p>
        </text:list-item>
        <text:list-item>
          <text:p text:style-name="P41"><text:span text:style-name="T9">ověření</text:span>, že všechny ostatní záložky jsou neaktivní</text:p>
        </text:list-item>
      </text:list>
      <text:p text:style-name="P30"/>
      <text:p text:style-name="P30">UCA02_TC04</text:p>
      <text:list xml:id="list41519798" text:continue-list="list41533986" text:style-name="L3">
        <text:list-item text:start-value="1">
          <text:p text:style-name="P41"><text:span text:style-name="T8">otevření hlavní stránky agendy </text:span><text:a xlink:type="simple" xlink:href="http://is.muni.cz/lide/">http://is.muni.cz/lide/</text:a><text:span text:style-name="T8"> </text:span></text:p>
        </text:list-item>
        <text:list-item>
          <text:p text:style-name="P41"><text:span text:style-name="T8">zadání </text:span><text:span text:style-name="T9">a potvrzení </text:span><text:span text:style-name="T8">nové url adresy </text:span><text:a xlink:type="simple" xlink:href="http://is.muni.cz/osoba/45329">http://is.muni.cz/osoba/45329</text:a><text:a xlink:type="simple" xlink:href="http://is.muni.cz/osoba/3740#vyuka&amp;profil">#vyuka&amp;profil</text:a><text:span text:style-name="T9"> </text:span></text:p>
        </text:list-item>
        <text:list-item>
          <text:p text:style-name="P46">ověření zobrazení profilové stránky osoby "45329"</text:p>
        </text:list-item>
        <text:list-item>
          <text:p text:style-name="P41"><text:span text:style-name="T9">ověření</text:span> aktivování záložky “Pracoviště”<text:span text:style-name="T9"> (výchozí záložka)</text:span></text:p>
        </text:list-item>
        <text:list-item>
          <text:p text:style-name="P41"><text:span text:style-name="T9">ověření</text:span>, že všechny ostatní záložky jsou neaktivní</text:p>
        </text:list-item>
      </text:list>
      <text:p text:style-name="P10"/>
      <text:p text:style-name="P9">UCA02_TC05</text:p>
      <text:list xml:id="list41509622" text:continue-list="list41519798" text:style-name="L3">
        <text:list-item text:start-value="1">
          <text:p text:style-name="P41"><text:span text:style-name="T8">otevření hlavní stránky agendy </text:span><text:a xlink:type="simple" xlink:href="http://is.muni.cz/lide/">http://is.muni.cz/lide/</text:a><text:span text:style-name="T8"> </text:span></text:p>
        </text:list-item>
        <text:list-item>
          <text:p text:style-name="P41"><text:span text:style-name="T8">zadání </text:span><text:span text:style-name="T9">a potvrzení </text:span><text:span text:style-name="T8">nové url adresy </text:span><text:a xlink:type="simple" xlink:href="http://is.muni.cz/osoba/3740#cv">http://is.muni.cz/osoba/325233</text:a><text:a xlink:type="simple" xlink:href="http://is.muni.cz/osoba/3740#cv">#cv</text:a><text:span text:style-name="T9"> </text:span></text:p>
        </text:list-item>
        <text:list-item>
          <text:p text:style-name="P46">ověření zobrazení profilové stránky osoby "325233"</text:p>
        </text:list-item>
        <text:list-item>
          <text:p text:style-name="P41"><text:span text:style-name="T9">ověření</text:span> aktivování záložky “Pracoviště”<text:span text:style-name="T9"> (výchozí záložka)</text:span></text:p>
        </text:list-item>
        <text:list-item>
          <text:p text:style-name="P41"><text:span text:style-name="T9">ověření</text:span>, že všechny ostatní záložky jsou neaktivní</text:p>
        </text:list-item>
      </text:list>
      <text:p text:style-name="P3"/>
      <text:p text:style-name="P9">UCA03_TC01</text:p>
      <text:p text:style-name="P12">NAZEV_ZALOZKY = {Pracoviště, Výuka, Školitel, Životopis, Publikace, Profil}</text:p>
      <text:list xml:id="list41515538" text:continue-list="list41509622" text:style-name="L3">
        <text:list-item text:start-value="1">
          <text:p text:style-name="P42"><text:span text:style-name="T8">otevření hlavní stránky agendy </text:span><text:a xlink:type="simple" xlink:href="http://is.muni.cz/lide/">http://is.muni.cz/lide/</text:a><text:span text:style-name="T8"> </text:span></text:p>
        </text:list-item>
        <text:list-item>
          <text:p text:style-name="P47"><text:span text:style-name="T8">otevření profilové stránky </text:span><text:a xlink:type="simple" xlink:href="http://is.muni.cz/osoba/45329">http://is.muni.cz/osoba/45329</text:a> </text:p>
        </text:list-item>
        <text:list-item>
          <text:p text:style-name="P42">Pro všechny z <text:span text:style-name="T9">NAZEV_ZALOZKY:</text:span></text:p>
          <text:list>
            <text:list-item>
              <text:p text:style-name="P41"><text:span text:style-name="T8"><text:s/>klik na záložku </text:span><text:span text:style-name="T9">“Vše”</text:span></text:p>
            </text:list-item>
            <text:list-item>
              <text:p text:style-name="P41"><text:span text:style-name="T8"><text:s/>klik na odkaz pro zužení informací pouze na záložku </text:span><text:span text:style-name="T9">NAZEV_ZALOZKY</text:span></text:p>
            </text:list-item>
            <text:list-item>
              <text:p text:style-name="P46"><text:s/>ověření aktivování záložky NAZEV_ZALOZKY</text:p>
            </text:list-item>
            <text:list-item>
              <text:p text:style-name="P46"><text:s/>ověření, že všechny ostatní záložky jsou neaktivní</text:p>
            </text:list-item>
            <text:list-item>
              <text:p text:style-name="P46"><text:s/>ověření výskytu relevantních informací k záložce (viz. Tabulka konkrétních vstupů a výstupů)</text:p>
            </text:list-item>
          </text:list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9H54M17S</meta:editing-duration>
    <meta:editing-cycles>127</meta:editing-cycles>
    <meta:generator>OpenOffice.org/3.2$Win32 OpenOffice.org_project/320m19$Build-9505</meta:generator>
    <dc:date>2011-12-26T21:39:41.88</dc:date>
    <dc:creator>b m</dc:creator>
    <meta:document-statistic meta:table-count="7" meta:image-count="0" meta:object-count="0" meta:page-count="10" meta:paragraph-count="346" meta:word-count="1578" meta:character-count="10715"/>
    <meta:user-defined meta:name="Info 1"/>
    <meta:user-defined meta:name="Info 2"/>
    <meta:user-defined meta:name="Info 3"/>
    <meta:user-defined meta:name="Info 4"/>
  </office:meta>
</office:document-meta>
</file>